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62" office:value-type="float">
            <text:p>9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71" office:value-type="float">
            <text:p>8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7" office:value-type="float">
            <text:p>3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1" office:value-type="float">
            <text:p>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6" office:value-type="float">
            <text:p>3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86" office:value-type="float">
            <text:p>11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1" office:value-type="float">
            <text:p>7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1" office:value-type="float">
            <text:p>1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24" office:value-type="float">
            <text:p>246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53" office:value-type="float">
            <text:p>29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18" office:value-type="float">
            <text:p>18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83" office:value-type="float">
            <text:p>2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1" office:value-type="float">
            <text:p>29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6" office:value-type="float">
            <text:p>1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8" office:value-type="float">
            <text:p>1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4" office:value-type="float">
            <text:p>30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420" office:value-type="float">
            <text:p>38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7" office:value-type="float">
            <text:p>1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668" office:value-type="float">
            <text:p>35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4" office:value-type="float">
            <text:p>1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1297" office:value-type="float">
            <text:p>391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5" office:value-type="float">
            <text:p>1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8" office:value-type="float">
            <text:p>3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24" office:value-type="float">
            <text:p>63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86" office:value-type="float">
            <text:p>5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8" office:value-type="float">
            <text:p>35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0" office:value-type="float">
            <text:p>1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813" office:value-type="float">
            <text:p>63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44" office:value-type="float">
            <text:p>20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56" office:value-type="float">
            <text:p>5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9" office:value-type="float">
            <text:p>6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57" office:value-type="float">
            <text:p>6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2" office:value-type="float">
            <text:p>2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37" office:value-type="float">
            <text:p>11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4" office:value-type="float">
            <text:p>1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40" office:value-type="float">
            <text:p>16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" office:value-type="float">
            <text:p>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1" office:value-type="float">
            <text:p>1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94" office:value-type="float">
            <text:p>3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" office:value-type="float">
            <text:p>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88" office:value-type="float">
            <text:p>6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6" office:value-type="float">
            <text:p>14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4" office:value-type="float">
            <text:p>1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04" office:value-type="float">
            <text:p>6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1" office:value-type="float">
            <text:p>2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" office:value-type="float">
            <text:p>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1" office:value-type="float">
            <text:p>2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4" office:value-type="float">
            <text:p>1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4" office:value-type="float">
            <text:p>1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12" office:value-type="float">
            <text:p>6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44" office:value-type="float">
            <text:p>6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25" office:value-type="float">
            <text:p>20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3" office:value-type="float">
            <text:p>4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18" office:value-type="float">
            <text:p>9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1" office:value-type="float">
            <text:p>1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62" office:value-type="float">
            <text:p>3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30" office:value-type="float">
            <text:p>5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7" office:value-type="float">
            <text:p>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06" office:value-type="float">
            <text:p>9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43" office:value-type="float">
            <text:p>3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6" office:value-type="float">
            <text:p>12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59" office:value-type="float">
            <text:p>204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6" office:value-type="float">
            <text:p>1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83" office:value-type="float">
            <text:p>1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2" office:value-type="float">
            <text:p>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" office:value-type="float">
            <text:p>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2" office:value-type="float">
            <text:p>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7" office:value-type="float">
            <text:p>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57" office:value-type="float">
            <text:p>7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8" office:value-type="float">
            <text:p>3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3" office:value-type="float">
            <text:p>4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83" office:value-type="float">
            <text:p>4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46" office:value-type="float">
            <text:p>5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66" office:value-type="float">
            <text:p>8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86" office:value-type="float">
            <text:p>8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1" office:value-type="float">
            <text:p>5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37" office:value-type="float">
            <text:p>10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1" office:value-type="float">
            <text:p>2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923" office:value-type="float">
            <text:p>599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14" office:value-type="float">
            <text:p>5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2" office:value-type="float">
            <text:p>4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9" office:value-type="float">
            <text:p>7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90" office:value-type="float">
            <text:p>9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32" office:value-type="float">
            <text:p>12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17" office:value-type="float">
            <text:p>50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44" office:value-type="float">
            <text:p>6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5" office:value-type="float">
            <text:p>1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70" office:value-type="float">
            <text:p>190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4" office:value-type="float">
            <text:p>1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3" office:value-type="float">
            <text:p>1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23" office:value-type="float">
            <text:p>14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84" office:value-type="float">
            <text:p>10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0" office:value-type="float">
            <text:p>1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23" office:value-type="float">
            <text:p>6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5" office:value-type="float">
            <text:p>1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3" office:value-type="float">
            <text:p>8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8" office:value-type="float">
            <text:p>2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83" office:value-type="float">
            <text:p>6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010" office:value-type="float">
            <text:p>45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85" office:value-type="float">
            <text:p>11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65" office:value-type="float">
            <text:p>5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16" office:value-type="float">
            <text:p>12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620" office:value-type="float">
            <text:p>32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67" office:value-type="float">
            <text:p>6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50" office:value-type="float">
            <text:p>5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2" office:value-type="float">
            <text:p>1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71" office:value-type="float">
            <text:p>5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2" office:value-type="float">
            <text:p>1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34" office:value-type="float">
            <text:p>3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32" office:value-type="float">
            <text:p>3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53" office:value-type="float">
            <text:p>4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59" office:value-type="float">
            <text:p>16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24" office:value-type="float">
            <text:p>5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1" office:value-type="float">
            <text:p>1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96" office:value-type="float">
            <text:p>84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81" office:value-type="float">
            <text:p>4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65" office:value-type="float">
            <text:p>56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99" office:value-type="float">
            <text:p>50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68" office:value-type="float">
            <text:p>7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0" office:value-type="float">
            <text:p>2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81" office:value-type="float">
            <text:p>6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41" office:value-type="float">
            <text:p>4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85" office:value-type="float">
            <text:p>3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4" office:value-type="float">
            <text:p>18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9" office:value-type="float">
            <text:p>2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18" office:value-type="float">
            <text:p>8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1" office:value-type="float">
            <text:p>2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90" office:value-type="float">
            <text:p>9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21" office:value-type="float">
            <text:p>37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36" office:value-type="float">
            <text:p>4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5" office:value-type="float">
            <text:p>2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5" office:value-type="float">
            <text:p>2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86" office:value-type="float">
            <text:p>8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70" office:value-type="float">
            <text:p>3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541" office:value-type="float">
            <text:p>95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6" office:value-type="float">
            <text:p>2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64" office:value-type="float">
            <text:p>41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827" office:value-type="float">
            <text:p>7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88" office:value-type="float">
            <text:p>14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627" office:value-type="float">
            <text:p>19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2" office:value-type="float">
            <text:p>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5" office:value-type="float">
            <text:p>5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62" office:value-type="float">
            <text:p>10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8" office:value-type="float">
            <text:p>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7" office:value-type="float">
            <text:p>21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02" office:value-type="float">
            <text:p>4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8" office:value-type="float">
            <text:p>2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29" office:value-type="float">
            <text:p>4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6" office:value-type="float">
            <text:p>1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5" office:value-type="float">
            <text:p>1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7" office:value-type="float">
            <text:p>1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33" office:value-type="float">
            <text:p>14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10" office:value-type="float">
            <text:p>7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12" office:value-type="float">
            <text:p>9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89" office:value-type="float">
            <text:p>3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98" office:value-type="float">
            <text:p>2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38" office:value-type="float">
            <text:p>3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7" office:value-type="float">
            <text:p>1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0" office:value-type="float">
            <text:p>25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7" office:value-type="float">
            <text:p>1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9" office:value-type="float">
            <text:p>9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65" office:value-type="float">
            <text:p>4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40" office:value-type="float">
            <text:p>130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13" office:value-type="float">
            <text:p>6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35" office:value-type="float">
            <text:p>5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47" office:value-type="float">
            <text:p>13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41" office:value-type="float">
            <text:p>7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589" office:value-type="float">
            <text:p>23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0" office:value-type="float">
            <text:p>1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9" office:value-type="float">
            <text:p>4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05" office:value-type="float">
            <text:p>4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682" office:value-type="float">
            <text:p>248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5" office:value-type="float">
            <text:p>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01" office:value-type="float">
            <text:p>70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68" office:value-type="float">
            <text:p>83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9" office:value-type="float">
            <text:p>1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8" office:value-type="float">
            <text:p>1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14" office:value-type="float">
            <text:p>31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0" office:value-type="float">
            <text:p>4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7" office:value-type="float">
            <text:p>2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5" office:value-type="float">
            <text:p>1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11" office:value-type="float">
            <text:p>10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137" office:value-type="float">
            <text:p>83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77" office:value-type="float">
            <text:p>2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05" office:value-type="float">
            <text:p>30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0" office:value-type="float">
            <text:p>2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" office:value-type="float">
            <text:p>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5" office:value-type="float">
            <text:p>54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92" office:value-type="float">
            <text:p>6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54" office:value-type="float">
            <text:p>13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62" office:value-type="float">
            <text:p>7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99" office:value-type="float">
            <text:p>8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95" office:value-type="float">
            <text:p>6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08" office:value-type="float">
            <text:p>2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61" office:value-type="float">
            <text:p>6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9" office:value-type="float">
            <text:p>26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3" office:value-type="float">
            <text:p>5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08" office:value-type="float">
            <text:p>4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16" office:value-type="float">
            <text:p>15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03" office:value-type="float">
            <text:p>12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1" office:value-type="float">
            <text:p>1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4" office:value-type="float">
            <text:p>80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099" office:value-type="float">
            <text:p>160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7" office:value-type="float">
            <text:p>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66" office:value-type="float">
            <text:p>10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5" office:value-type="float">
            <text:p>1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021" office:value-type="float">
            <text:p>37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3" office:value-type="float">
            <text:p>4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12" office:value-type="float">
            <text:p>9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9" office:value-type="float">
            <text:p>1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29" office:value-type="float">
            <text:p>2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10" office:value-type="float">
            <text:p>7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07" office:value-type="float">
            <text:p>32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69" office:value-type="float">
            <text:p>15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03" office:value-type="float">
            <text:p>5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46" office:value-type="float">
            <text:p>29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27" office:value-type="float">
            <text:p>2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30" office:value-type="float">
            <text:p>35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0" office:value-type="float">
            <text:p>1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137" office:value-type="float">
            <text:p>42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6" office:value-type="float">
            <text:p>39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9" office:value-type="float">
            <text:p>1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2" office:value-type="float">
            <text:p>2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8" office:value-type="float">
            <text:p>2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01" office:value-type="float">
            <text:p>8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789" office:value-type="float">
            <text:p>467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3" office:value-type="float">
            <text:p>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55" office:value-type="float">
            <text:p>1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8" office:value-type="float">
            <text:p>3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2" office:value-type="float">
            <text:p>3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24" office:value-type="float">
            <text:p>3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87" office:value-type="float">
            <text:p>4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4" office:value-type="float">
            <text:p>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98" office:value-type="float">
            <text:p>24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90" office:value-type="float">
            <text:p>20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92" office:value-type="float">
            <text:p>157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83" office:value-type="float">
            <text:p>9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4" office:value-type="float">
            <text:p>6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50" office:value-type="float">
            <text:p>8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05" office:value-type="float">
            <text:p>38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2" office:value-type="float">
            <text:p>12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31" office:value-type="float">
            <text:p>4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19" office:value-type="float">
            <text:p>8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6" office:value-type="float">
            <text:p>2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9" office:value-type="float">
            <text:p>4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5" office:value-type="float">
            <text:p>1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9" office:value-type="float">
            <text:p>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5" office:value-type="float">
            <text:p>1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52" office:value-type="float">
            <text:p>14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8" office:value-type="float">
            <text:p>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67" office:value-type="float">
            <text:p>3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625" office:value-type="float">
            <text:p>18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" office:value-type="float">
            <text:p>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9" office:value-type="float">
            <text:p>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737" office:value-type="float">
            <text:p>23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64" office:value-type="float">
            <text:p>2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5" office:value-type="float">
            <text:p>39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94" office:value-type="float">
            <text:p>1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8" office:value-type="float">
            <text:p>1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0" office:value-type="float">
            <text:p>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25" office:value-type="float">
            <text:p>2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4" office:value-type="float">
            <text:p>12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3" office:value-type="float">
            <text:p>1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0" office:value-type="float">
            <text:p>54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9" office:value-type="float">
            <text:p>1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36" office:value-type="float">
            <text:p>27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84" office:value-type="float">
            <text:p>10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54" office:value-type="float">
            <text:p>40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5" office:value-type="float">
            <text:p>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82" office:value-type="float">
            <text:p>5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0" office:value-type="float">
            <text:p>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7" office:value-type="float">
            <text:p>1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0" office:value-type="float">
            <text:p>5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52" office:value-type="float">
            <text:p>6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480" office:value-type="float">
            <text:p>42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046" office:value-type="float">
            <text:p>49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91" office:value-type="float">
            <text:p>8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49" office:value-type="float">
            <text:p>147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2" office:value-type="float">
            <text:p>1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83" office:value-type="float">
            <text:p>3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46" office:value-type="float">
            <text:p>4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93" office:value-type="float">
            <text:p>6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55" office:value-type="float">
            <text:p>7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7" office:value-type="float">
            <text:p>1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3" office:value-type="float">
            <text:p>2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13" office:value-type="float">
            <text:p>9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32" office:value-type="float">
            <text:p>3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40" office:value-type="float">
            <text:p>8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05" office:value-type="float">
            <text:p>3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4" office:value-type="float">
            <text:p>1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6" office:value-type="float">
            <text:p>1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71" office:value-type="float">
            <text:p>3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4" office:value-type="float">
            <text:p>22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83" office:value-type="float">
            <text:p>7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70" office:value-type="float">
            <text:p>4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68" office:value-type="float">
            <text:p>3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70" office:value-type="float">
            <text:p>26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48" office:value-type="float">
            <text:p>13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185" office:value-type="float">
            <text:p>55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0" office:value-type="float">
            <text:p>1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2" office:value-type="float">
            <text:p>1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0" office:value-type="float">
            <text:p>3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" office:value-type="float">
            <text:p>9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47" office:value-type="float">
            <text:p>2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8" office:value-type="float">
            <text:p>2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86" office:value-type="float">
            <text:p>4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7" office:value-type="float">
            <text:p>2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93" office:value-type="float">
            <text:p>5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47" office:value-type="float">
            <text:p>9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7" office:value-type="float">
            <text:p>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69" office:value-type="float">
            <text:p>15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8" office:value-type="float">
            <text:p>1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1" office:value-type="float">
            <text:p>11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9" office:value-type="float">
            <text:p>20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0" office:value-type="float">
            <text:p>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8" office:value-type="float">
            <text:p>5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7" office:value-type="float">
            <text:p>12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44" office:value-type="float">
            <text:p>4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0" office:value-type="float">
            <text:p>24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1" office:value-type="float">
            <text:p>24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" office:value-type="float">
            <text:p>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9" office:value-type="float">
            <text:p>3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93" office:value-type="float">
            <text:p>9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7" office:value-type="float">
            <text:p>1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3" office:value-type="float">
            <text:p>1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82" office:value-type="float">
            <text:p>3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5" office:value-type="float">
            <text:p>2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0" office:value-type="float">
            <text:p>20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68" office:value-type="float">
            <text:p>11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6" office:value-type="float">
            <text:p>8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32" office:value-type="float">
            <text:p>63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87" office:value-type="float">
            <text:p>5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5" office:value-type="float">
            <text:p>1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3" office:value-type="float">
            <text:p>1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6" office:value-type="float">
            <text:p>25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09" office:value-type="float">
            <text:p>7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80" office:value-type="float">
            <text:p>4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57" office:value-type="float">
            <text:p>5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9" office:value-type="float">
            <text:p>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10" office:value-type="float">
            <text:p>4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1" office:value-type="float">
            <text:p>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4" office:value-type="float">
            <text:p>3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1" office:value-type="float">
            <text:p>3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7" office:value-type="float">
            <text:p>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3" office:value-type="float">
            <text:p>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9" office:value-type="float">
            <text:p>1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4" office:value-type="float">
            <text:p>1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2" office:value-type="float">
            <text:p>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555" office:value-type="float">
            <text:p>74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" office:value-type="float">
            <text:p>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6" office:value-type="float">
            <text:p>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53" office:value-type="float">
            <text:p>16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69" office:value-type="float">
            <text:p>104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41" office:value-type="float">
            <text:p>7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21" office:value-type="float">
            <text:p>2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35" office:value-type="float">
            <text:p>2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2" office:value-type="float">
            <text:p>1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55" office:value-type="float">
            <text:p>2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91" office:value-type="float">
            <text:p>3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7" office:value-type="float">
            <text:p>1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72" office:value-type="float">
            <text:p>1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75" office:value-type="float">
            <text:p>6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4" office:value-type="float">
            <text:p>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04" office:value-type="float">
            <text:p>7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" office:value-type="float">
            <text:p>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36" office:value-type="float">
            <text:p>5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32" office:value-type="float">
            <text:p>7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17" office:value-type="float">
            <text:p>8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8" office:value-type="float">
            <text:p>1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8" office:value-type="float">
            <text:p>1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56" office:value-type="float">
            <text:p>12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40" office:value-type="float">
            <text:p>4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52" office:value-type="float">
            <text:p>7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3" office:value-type="float">
            <text:p>1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04" office:value-type="float">
            <text:p>9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4" office:value-type="float">
            <text:p>3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0" office:value-type="float">
            <text:p>2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23" office:value-type="float">
            <text:p>171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2" office:value-type="float">
            <text:p>4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84" office:value-type="float">
            <text:p>10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4" office:value-type="float">
            <text:p>3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7" office:value-type="float">
            <text:p>2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7" office:value-type="float">
            <text:p>1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16" office:value-type="float">
            <text:p>10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8" office:value-type="float">
            <text:p>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8" office:value-type="float">
            <text:p>2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3" office:value-type="float">
            <text:p>11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431" office:value-type="float">
            <text:p>21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2" office:value-type="float">
            <text:p>2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0" office:value-type="float">
            <text:p>24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83" office:value-type="float">
            <text:p>4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5" office:value-type="float">
            <text:p>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96" office:value-type="float">
            <text:p>5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18" office:value-type="float">
            <text:p>4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30" office:value-type="float">
            <text:p>49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6" office:value-type="float">
            <text:p>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1" office:value-type="float">
            <text:p>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90" office:value-type="float">
            <text:p>4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96" office:value-type="float">
            <text:p>2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6" office:value-type="float">
            <text:p>1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9" office:value-type="float">
            <text:p>1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80" office:value-type="float">
            <text:p>10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2" office:value-type="float">
            <text:p>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44" office:value-type="float">
            <text:p>7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" office:value-type="float">
            <text:p>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45" office:value-type="float">
            <text:p>8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68" office:value-type="float">
            <text:p>4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745" office:value-type="float">
            <text:p>13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05" office:value-type="float">
            <text:p>1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52" office:value-type="float">
            <text:p>8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59" office:value-type="float">
            <text:p>106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10" office:value-type="float">
            <text:p>4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11" office:value-type="float">
            <text:p>16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5" office:value-type="float">
            <text:p>14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05" office:value-type="float">
            <text:p>3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06" office:value-type="float">
            <text:p>24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73" office:value-type="float">
            <text:p>79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80" office:value-type="float">
            <text:p>28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421" office:value-type="float">
            <text:p>22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2" office:value-type="float">
            <text:p>1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8" office:value-type="float">
            <text:p>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06" office:value-type="float">
            <text:p>4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69" office:value-type="float">
            <text:p>9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30" office:value-type="float">
            <text:p>24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67" office:value-type="float">
            <text:p>2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78" office:value-type="float">
            <text:p>68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07" office:value-type="float">
            <text:p>182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17" office:value-type="float">
            <text:p>21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903" office:value-type="float">
            <text:p>23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8" office:value-type="float">
            <text:p>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44" office:value-type="float">
            <text:p>8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08" office:value-type="float">
            <text:p>1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968" office:value-type="float">
            <text:p>329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97" office:value-type="float">
            <text:p>5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0" office:value-type="float">
            <text:p>1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47" office:value-type="float">
            <text:p>6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86" office:value-type="float">
            <text:p>8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86" office:value-type="float">
            <text:p>3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4" office:value-type="float">
            <text:p>3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" office:value-type="float">
            <text:p>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090" office:value-type="float">
            <text:p>41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" office:value-type="float">
            <text:p>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58" office:value-type="float">
            <text:p>85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16" office:value-type="float">
            <text:p>3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73" office:value-type="float">
            <text:p>2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09" office:value-type="float">
            <text:p>38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2" office:value-type="float">
            <text:p>43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3" office:value-type="float">
            <text:p>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18" office:value-type="float">
            <text:p>27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2" office:value-type="float">
            <text:p>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21" office:value-type="float">
            <text:p>3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2" office:value-type="float">
            <text:p>9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6" office:value-type="float">
            <text:p>1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21" office:value-type="float">
            <text:p>5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20" office:value-type="float">
            <text:p>6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15" office:value-type="float">
            <text:p>170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" office:value-type="float">
            <text:p>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87" office:value-type="float">
            <text:p>10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48" office:value-type="float">
            <text:p>6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" office:value-type="float">
            <text:p>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60" office:value-type="float">
            <text:p>20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37" office:value-type="float">
            <text:p>13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" office:value-type="float">
            <text:p>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60" office:value-type="float">
            <text:p>187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30" office:value-type="float">
            <text:p>7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29" office:value-type="float">
            <text:p>6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89" office:value-type="float">
            <text:p>13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84" office:value-type="float">
            <text:p>3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61" office:value-type="float">
            <text:p>3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45" office:value-type="float">
            <text:p>168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05" office:value-type="float">
            <text:p>5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" office:value-type="float">
            <text:p>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1" office:value-type="float">
            <text:p>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71" office:value-type="float">
            <text:p>2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34" office:value-type="float">
            <text:p>6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6" office:value-type="float">
            <text:p>8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95" office:value-type="float">
            <text:p>2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4" office:value-type="float">
            <text:p>2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1" office:value-type="float">
            <text:p>10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22" office:value-type="float">
            <text:p>3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49" office:value-type="float">
            <text:p>42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29" office:value-type="float">
            <text:p>9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4" office:value-type="float">
            <text:p>3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47" office:value-type="float">
            <text:p>16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53" office:value-type="float">
            <text:p>2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8" office:value-type="float">
            <text:p>2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24" office:value-type="float">
            <text:p>5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60" office:value-type="float">
            <text:p>110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5" office:value-type="float">
            <text:p>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45" office:value-type="float">
            <text:p>777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26" office:value-type="float">
            <text:p>84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" office:value-type="float">
            <text:p>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5" office:value-type="float">
            <text:p>5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77" office:value-type="float">
            <text:p>5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51" office:value-type="float">
            <text:p>12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7" office:value-type="float">
            <text:p>3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34" office:value-type="float">
            <text:p>3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40" office:value-type="float">
            <text:p>10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84" office:value-type="float">
            <text:p>2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38" office:value-type="float">
            <text:p>2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6" office:value-type="float">
            <text:p>4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62" office:value-type="float">
            <text:p>2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03" office:value-type="float">
            <text:p>1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0" office:value-type="float">
            <text:p>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7" office:value-type="float">
            <text:p>2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892" office:value-type="float">
            <text:p>135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85" office:value-type="float">
            <text:p>5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92" office:value-type="float">
            <text:p>4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28" office:value-type="float">
            <text:p>6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4" office:value-type="float">
            <text:p>2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73" office:value-type="float">
            <text:p>12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92" office:value-type="float">
            <text:p>12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03" office:value-type="float">
            <text:p>157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06" office:value-type="float">
            <text:p>2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16" office:value-type="float">
            <text:p>10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91" office:value-type="float">
            <text:p>14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764" office:value-type="float">
            <text:p>33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431" office:value-type="float">
            <text:p>31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83" office:value-type="float">
            <text:p>141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42" office:value-type="float">
            <text:p>2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73" office:value-type="float">
            <text:p>51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0" office:value-type="float">
            <text:p>3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90" office:value-type="float">
            <text:p>3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978" office:value-type="float">
            <text:p>409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41" office:value-type="float">
            <text:p>8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78" office:value-type="float">
            <text:p>8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15" office:value-type="float">
            <text:p>6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267" office:value-type="float">
            <text:p>21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2" office:value-type="float">
            <text:p>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1" office:value-type="float">
            <text:p>1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9" office:value-type="float">
            <text:p>4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7" office:value-type="float">
            <text:p>28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67" office:value-type="float">
            <text:p>20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27" office:value-type="float">
            <text:p>33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47" office:value-type="float">
            <text:p>10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86" office:value-type="float">
            <text:p>11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0" office:value-type="float">
            <text:p>3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6" office:value-type="float">
            <text:p>4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16" office:value-type="float">
            <text:p>11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0" office:value-type="float">
            <text:p>1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05" office:value-type="float">
            <text:p>12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56" office:value-type="float">
            <text:p>10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26" office:value-type="float">
            <text:p>1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2" office:value-type="float">
            <text:p>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6" office:value-type="float">
            <text:p>2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6" office:value-type="float">
            <text:p>1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5" office:value-type="float">
            <text:p>1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76" office:value-type="float">
            <text:p>3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4" office:value-type="float">
            <text:p>2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57" office:value-type="float">
            <text:p>134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50" office:value-type="float">
            <text:p>4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578" office:value-type="float">
            <text:p>18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31" office:value-type="float">
            <text:p>8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1" office:value-type="float">
            <text:p>2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41" office:value-type="float">
            <text:p>2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1" office:value-type="float">
            <text:p>1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8" office:value-type="float">
            <text:p>3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3" office:value-type="float">
            <text:p>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87" office:value-type="float">
            <text:p>2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3" office:value-type="float">
            <text:p>2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8" office:value-type="float">
            <text:p>1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9" office:value-type="float">
            <text:p>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71" office:value-type="float">
            <text:p>11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38" office:value-type="float">
            <text:p>9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7" office:value-type="float">
            <text:p>3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68" office:value-type="float">
            <text:p>50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57" office:value-type="float">
            <text:p>8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6" office:value-type="float">
            <text:p>3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0" office:value-type="float">
            <text:p>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2" office:value-type="float">
            <text:p>1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0" office:value-type="float">
            <text:p>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6" office:value-type="float">
            <text:p>2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97" office:value-type="float">
            <text:p>88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23" office:value-type="float">
            <text:p>133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83" office:value-type="float">
            <text:p>34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22" office:value-type="float">
            <text:p>1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04" office:value-type="float">
            <text:p>6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54" office:value-type="float">
            <text:p>1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94" office:value-type="float">
            <text:p>7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1" office:value-type="float">
            <text:p>1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15" office:value-type="float">
            <text:p>37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96" office:value-type="float">
            <text:p>5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735" office:value-type="float">
            <text:p>347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86" office:value-type="float">
            <text:p>31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5" office:value-type="float">
            <text:p>36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9" office:value-type="float">
            <text:p>12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90" office:value-type="float">
            <text:p>2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76" office:value-type="float">
            <text:p>23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1" office:value-type="float">
            <text:p>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385" office:value-type="float">
            <text:p>26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32" office:value-type="float">
            <text:p>5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35" office:value-type="float">
            <text:p>10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4" office:value-type="float">
            <text:p>5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9" office:value-type="float">
            <text:p>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96" office:value-type="float">
            <text:p>39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1" office:value-type="float">
            <text:p>3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43" office:value-type="float">
            <text:p>12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6" office:value-type="float">
            <text:p>1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4" office:value-type="float">
            <text:p>2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4" office:value-type="float">
            <text:p>1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1" office:value-type="float">
            <text:p>4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5" office:value-type="float">
            <text:p>41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47" office:value-type="float">
            <text:p>13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5" office:value-type="float">
            <text:p>1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6" office:value-type="float">
            <text:p>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8" office:value-type="float">
            <text:p>2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33" office:value-type="float">
            <text:p>16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569" office:value-type="float">
            <text:p>37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entraal persoonsregister (CPR)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4" office:value-type="float">
            <text:p>1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44" office:value-type="float">
            <text:p>9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8" office:value-type="float">
            <text:p>3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" office:value-type="float">
            <text:p>7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" office:value-type="float">
            <text:p>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4" office:value-type="float">
            <text:p>3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26" office:value-type="float">
            <text:p>10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5" office:value-type="float">
            <text:p>1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78" office:value-type="float">
            <text:p>2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2" office:value-type="float">
            <text:p>5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04" office:value-type="float">
            <text:p>261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041" office:value-type="float">
            <text:p>30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46" office:value-type="float">
            <text:p>2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7" office:value-type="float">
            <text:p>1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1" office:value-type="float">
            <text:p>3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573" office:value-type="float">
            <text:p>40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" office:value-type="float">
            <text:p>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129" office:value-type="float">
            <text:p>36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4" office:value-type="float">
            <text:p>16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445" office:value-type="float">
            <text:p>416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3" office:value-type="float">
            <text:p>18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4" office:value-type="float">
            <text:p>28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9" office:value-type="float">
            <text:p>3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031" office:value-type="float">
            <text:p>64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0" office:value-type="float">
            <text:p>5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5" office:value-type="float">
            <text:p>3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564" office:value-type="float">
            <text:p>67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68" office:value-type="float">
            <text:p>21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43" office:value-type="float">
            <text:p>58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72" office:value-type="float">
            <text:p>5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12" office:value-type="float">
            <text:p>6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8" office:value-type="float">
            <text:p>2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63" office:value-type="float">
            <text:p>130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8" office:value-type="float">
            <text:p>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7" office:value-type="float">
            <text:p>1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21" office:value-type="float">
            <text:p>3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0" office:value-type="float">
            <text:p>6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647" office:value-type="float">
            <text:p>15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0" office:value-type="float">
            <text:p>1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1" office:value-type="float">
            <text:p>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3" office:value-type="float">
            <text:p>1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14" office:value-type="float">
            <text:p>3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8" office:value-type="float">
            <text:p>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4" office:value-type="float">
            <text:p>3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34" office:value-type="float">
            <text:p>36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9" office:value-type="float">
            <text:p>1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7" office:value-type="float">
            <text:p>1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7" office:value-type="float">
            <text:p>1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87" office:value-type="float">
            <text:p>20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7" office:value-type="float">
            <text:p>4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" office:value-type="float">
            <text:p>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45" office:value-type="float">
            <text:p>6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9" office:value-type="float">
            <text:p>29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6" office:value-type="float">
            <text:p>1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0" office:value-type="float">
            <text:p>1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1" office:value-type="float">
            <text:p>24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34" office:value-type="float">
            <text:p>6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4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62" office:value-type="float">
            <text:p>7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32" office:value-type="float">
            <text:p>9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7" office:value-type="float">
            <text:p>1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6" office:value-type="float">
            <text:p>2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9" office:value-type="float">
            <text:p>5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9" office:value-type="float">
            <text:p>6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14" office:value-type="float">
            <text:p>21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06" office:value-type="float">
            <text:p>3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6" office:value-type="float">
            <text:p>8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86" office:value-type="float">
            <text:p>3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9" office:value-type="float">
            <text:p>12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43" office:value-type="float">
            <text:p>19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70" office:value-type="float">
            <text:p>1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36" office:value-type="float">
            <text:p>16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3" office:value-type="float">
            <text:p>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" office:value-type="float">
            <text:p>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84" office:value-type="float">
            <text:p>3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5" office:value-type="float">
            <text:p>2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97" office:value-type="float">
            <text:p>10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7" office:value-type="float">
            <text:p>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77" office:value-type="float">
            <text:p>2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68" office:value-type="float">
            <text:p>7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48" office:value-type="float">
            <text:p>32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13" office:value-type="float">
            <text:p>41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7" office:value-type="float">
            <text:p>5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80" office:value-type="float">
            <text:p>78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26" office:value-type="float">
            <text:p>7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27" office:value-type="float">
            <text:p>6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1" office:value-type="float">
            <text:p>2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36" office:value-type="float">
            <text:p>5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99" office:value-type="float">
            <text:p>9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5" office:value-type="float">
            <text:p>2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507" office:value-type="float">
            <text:p>62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50" office:value-type="float">
            <text:p>4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6" office:value-type="float">
            <text:p>15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7" office:value-type="float">
            <text:p>1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94" office:value-type="float">
            <text:p>93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39" office:value-type="float">
            <text:p>13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8" office:value-type="float">
            <text:p>4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82" office:value-type="float">
            <text:p>5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60" office:value-type="float">
            <text:p>5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64" office:value-type="float">
            <text:p>21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1" office:value-type="float">
            <text:p>1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3" office:value-type="float">
            <text:p>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85" office:value-type="float">
            <text:p>145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27" office:value-type="float">
            <text:p>10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78" office:value-type="float">
            <text:p>6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37" office:value-type="float">
            <text:p>6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24" office:value-type="float">
            <text:p>7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6" office:value-type="float">
            <text:p>2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0" office:value-type="float">
            <text:p>1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16" office:value-type="float">
            <text:p>42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53" office:value-type="float">
            <text:p>10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07" office:value-type="float">
            <text:p>5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27" office:value-type="float">
            <text:p>12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209" office:value-type="float">
            <text:p>33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43" office:value-type="float">
            <text:p>6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4" office:value-type="float">
            <text:p>1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67" office:value-type="float">
            <text:p>52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11" office:value-type="float">
            <text:p>15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1" office:value-type="float">
            <text:p>1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6" office:value-type="float">
            <text:p>22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34" office:value-type="float">
            <text:p>3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1" office:value-type="float">
            <text:p>16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07" office:value-type="float">
            <text:p>4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15" office:value-type="float">
            <text:p>165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1" office:value-type="float">
            <text:p>5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8" office:value-type="float">
            <text:p>1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82" office:value-type="float">
            <text:p>81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8" office:value-type="float">
            <text:p>4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51" office:value-type="float">
            <text:p>5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337" office:value-type="float">
            <text:p>51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63" office:value-type="float">
            <text:p>1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34" office:value-type="float">
            <text:p>84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14" office:value-type="float">
            <text:p>19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43" office:value-type="float">
            <text:p>6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03" office:value-type="float">
            <text:p>53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0" office:value-type="float">
            <text:p>2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83" office:value-type="float">
            <text:p>35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6" office:value-type="float">
            <text:p>1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4" office:value-type="float">
            <text:p>2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8" office:value-type="float">
            <text:p>1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51" office:value-type="float">
            <text:p>8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0" office:value-type="float">
            <text:p>2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38" office:value-type="float">
            <text:p>9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159" office:value-type="float">
            <text:p>38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54" office:value-type="float">
            <text:p>4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3" office:value-type="float">
            <text:p>1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2" office:value-type="float">
            <text:p>4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3" office:value-type="float">
            <text:p>1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3" office:value-type="float">
            <text:p>2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8" office:value-type="float">
            <text:p>2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99" office:value-type="float">
            <text:p>7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668" office:value-type="float">
            <text:p>93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18" office:value-type="float">
            <text:p>7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33" office:value-type="float">
            <text:p>403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49" office:value-type="float">
            <text:p>5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503" office:value-type="float">
            <text:p>70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74" office:value-type="float">
            <text:p>14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78" office:value-type="float">
            <text:p>20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9" office:value-type="float">
            <text:p>2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0" office:value-type="float">
            <text:p>8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60" office:value-type="float">
            <text:p>10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3" office:value-type="float">
            <text:p>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4" office:value-type="float">
            <text:p>8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9" office:value-type="float">
            <text:p>1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94" office:value-type="float">
            <text:p>4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5" office:value-type="float">
            <text:p>19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6" office:value-type="float">
            <text:p>3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95" office:value-type="float">
            <text:p>1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87" office:value-type="float">
            <text:p>2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3" office:value-type="float">
            <text:p>1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5" office:value-type="float">
            <text:p>4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89" office:value-type="float">
            <text:p>139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79" office:value-type="float">
            <text:p>18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94" office:value-type="float">
            <text:p>68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9" office:value-type="float">
            <text:p>3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34" office:value-type="float">
            <text:p>27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01" office:value-type="float">
            <text:p>3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3" office:value-type="float">
            <text:p>1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68" office:value-type="float">
            <text:p>19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4" office:value-type="float">
            <text:p>23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5" office:value-type="float">
            <text:p>1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74" office:value-type="float">
            <text:p>8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2" office:value-type="float">
            <text:p>41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73" office:value-type="float">
            <text:p>13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06" office:value-type="float">
            <text:p>5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3" office:value-type="float">
            <text:p>13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592" office:value-type="float">
            <text:p>23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0" office:value-type="float">
            <text:p>11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" office:value-type="float">
            <text:p>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1" office:value-type="float">
            <text:p>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8" office:value-type="float">
            <text:p>2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4" office:value-type="float">
            <text:p>11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7" office:value-type="float">
            <text:p>4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2" office:value-type="float">
            <text:p>30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686" office:value-type="float">
            <text:p>2766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3" office:value-type="float">
            <text:p>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2" office:value-type="float">
            <text:p>12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8" office:value-type="float">
            <text:p>1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9" office:value-type="float">
            <text:p>4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53" office:value-type="float">
            <text:p>89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825" office:value-type="float">
            <text:p>87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7" office:value-type="float">
            <text:p>1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1" office:value-type="float">
            <text:p>12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34" office:value-type="float">
            <text:p>29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33" office:value-type="float">
            <text:p>4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48" office:value-type="float">
            <text:p>2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81" office:value-type="float">
            <text:p>20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44" office:value-type="float">
            <text:p>16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16" office:value-type="float">
            <text:p>9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7" office:value-type="float">
            <text:p>2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945" office:value-type="float">
            <text:p>889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2" office:value-type="float">
            <text:p>1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974" office:value-type="float">
            <text:p>299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08" office:value-type="float">
            <text:p>20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7" office:value-type="float">
            <text:p>2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" office:value-type="float">
            <text:p>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37" office:value-type="float">
            <text:p>5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57" office:value-type="float">
            <text:p>5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32" office:value-type="float">
            <text:p>130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43" office:value-type="float">
            <text:p>132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75" office:value-type="float">
            <text:p>7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25" office:value-type="float">
            <text:p>91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5" office:value-type="float">
            <text:p>24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50" office:value-type="float">
            <text:p>6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4" office:value-type="float">
            <text:p>2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88" office:value-type="float">
            <text:p>6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0" office:value-type="float">
            <text:p>2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44" office:value-type="float">
            <text:p>5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02" office:value-type="float">
            <text:p>4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2" office:value-type="float">
            <text:p>1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1" office:value-type="float">
            <text:p>2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98" office:value-type="float">
            <text:p>14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26" office:value-type="float">
            <text:p>14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23" office:value-type="float">
            <text:p>7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79" office:value-type="float">
            <text:p>16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31" office:value-type="float">
            <text:p>93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4" office:value-type="float">
            <text:p>1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08" office:value-type="float">
            <text:p>37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4" office:value-type="float">
            <text:p>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08" office:value-type="float">
            <text:p>93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8" office:value-type="float">
            <text:p>1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3" office:value-type="float">
            <text:p>26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87" office:value-type="float">
            <text:p>6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536" office:value-type="float">
            <text:p>28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850" office:value-type="float">
            <text:p>14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66" office:value-type="float">
            <text:p>5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677" office:value-type="float">
            <text:p>28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87" office:value-type="float">
            <text:p>1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02" office:value-type="float">
            <text:p>2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67" office:value-type="float">
            <text:p>71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41" office:value-type="float">
            <text:p>3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731" office:value-type="float">
            <text:p>357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7" office:value-type="float">
            <text:p>2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" office:value-type="float">
            <text:p>6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1" office:value-type="float">
            <text:p>1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56" office:value-type="float">
            <text:p>43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21" office:value-type="float">
            <text:p>3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8" office:value-type="float">
            <text:p>3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8" office:value-type="float">
            <text:p>1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7" office:value-type="float">
            <text:p>3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84" office:value-type="float">
            <text:p>2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76" office:value-type="float">
            <text:p>2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72" office:value-type="float">
            <text:p>8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49" office:value-type="float">
            <text:p>38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578" office:value-type="float">
            <text:p>50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" office:value-type="float">
            <text:p>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85" office:value-type="float">
            <text:p>109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94" office:value-type="float">
            <text:p>3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91" office:value-type="float">
            <text:p>36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1" office:value-type="float">
            <text:p>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2" office:value-type="float">
            <text:p>1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9" office:value-type="float">
            <text:p>2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1" office:value-type="float">
            <text:p>3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86" office:value-type="float">
            <text:p>19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86" office:value-type="float">
            <text:p>15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39" office:value-type="float">
            <text:p>3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28" office:value-type="float">
            <text:p>99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1" office:value-type="float">
            <text:p>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6" office:value-type="float">
            <text:p>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54" office:value-type="float">
            <text:p>7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33" office:value-type="float">
            <text:p>4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70" office:value-type="float">
            <text:p>12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66" office:value-type="float">
            <text:p>8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0" office:value-type="float">
            <text:p>1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8" office:value-type="float">
            <text:p>20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6" office:value-type="float">
            <text:p>3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7" office:value-type="float">
            <text:p>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45" office:value-type="float">
            <text:p>5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52" office:value-type="float">
            <text:p>5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0" office:value-type="float">
            <text:p>1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0" office:value-type="float">
            <text:p>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2" office:value-type="float">
            <text:p>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49" office:value-type="float">
            <text:p>1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61" office:value-type="float">
            <text:p>14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6" office:value-type="float">
            <text:p>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57" office:value-type="float">
            <text:p>3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39" office:value-type="float">
            <text:p>186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" office:value-type="float">
            <text:p>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7" office:value-type="float">
            <text:p>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33" office:value-type="float">
            <text:p>23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5" office:value-type="float">
            <text:p>1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94" office:value-type="float">
            <text:p>1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58" office:value-type="float">
            <text:p>27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3" office:value-type="float">
            <text:p>1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8" office:value-type="float">
            <text:p>14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58" office:value-type="float">
            <text:p>54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38" office:value-type="float">
            <text:p>2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92" office:value-type="float">
            <text:p>1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86" office:value-type="float">
            <text:p>1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9" office:value-type="float">
            <text:p>2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04" office:value-type="float">
            <text:p>10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65" office:value-type="float">
            <text:p>7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4" office:value-type="float">
            <text:p>4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6" office:value-type="float">
            <text:p>9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52" office:value-type="float">
            <text:p>50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93" office:value-type="float">
            <text:p>73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04" office:value-type="float">
            <text:p>6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0" office:value-type="float">
            <text:p>18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6" office:value-type="float">
            <text:p>16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9" office:value-type="float">
            <text:p>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9" office:value-type="float">
            <text:p>6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0" office:value-type="float">
            <text:p>2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364" office:value-type="float">
            <text:p>45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50" office:value-type="float">
            <text:p>50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03" office:value-type="float">
            <text:p>83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74" office:value-type="float">
            <text:p>15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4" office:value-type="float">
            <text:p>1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44" office:value-type="float">
            <text:p>3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3" office:value-type="float">
            <text:p>4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80" office:value-type="float">
            <text:p>5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4" office:value-type="float">
            <text:p>7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3" office:value-type="float">
            <text:p>3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3" office:value-type="float">
            <text:p>2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6" office:value-type="float">
            <text:p>1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0" office:value-type="float">
            <text:p>2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77" office:value-type="float">
            <text:p>1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78" office:value-type="float">
            <text:p>2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67" office:value-type="float">
            <text:p>9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2" office:value-type="float">
            <text:p>2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76" office:value-type="float">
            <text:p>82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59" office:value-type="float">
            <text:p>39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95" office:value-type="float">
            <text:p>3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5" office:value-type="float">
            <text:p>1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17" office:value-type="float">
            <text:p>22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54" office:value-type="float">
            <text:p>73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48" office:value-type="float">
            <text:p>3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0" office:value-type="float">
            <text:p>39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20" office:value-type="float">
            <text:p>35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66" office:value-type="float">
            <text:p>25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68" office:value-type="float">
            <text:p>136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192" office:value-type="float">
            <text:p>57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88" office:value-type="float">
            <text:p>4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8" office:value-type="float">
            <text:p>1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12" office:value-type="float">
            <text:p>3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7" office:value-type="float">
            <text:p>9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50" office:value-type="float">
            <text:p>3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20" office:value-type="float">
            <text:p>2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78" office:value-type="float">
            <text:p>2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8" office:value-type="float">
            <text:p>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1" office:value-type="float">
            <text:p>1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53" office:value-type="float">
            <text:p>2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9" office:value-type="float">
            <text:p>42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5" office:value-type="float">
            <text:p>1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5" office:value-type="float">
            <text:p>2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46" office:value-type="float">
            <text:p>29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90" office:value-type="float">
            <text:p>5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19" office:value-type="float">
            <text:p>10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6" office:value-type="float">
            <text:p>6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1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83" office:value-type="float">
            <text:p>16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50" office:value-type="float">
            <text:p>6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11" office:value-type="float">
            <text:p>1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0" office:value-type="float">
            <text:p>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5" office:value-type="float">
            <text:p>33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80" office:value-type="float">
            <text:p>5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6" office:value-type="float">
            <text:p>1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29" office:value-type="float">
            <text:p>4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44" office:value-type="float">
            <text:p>24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1" office:value-type="float">
            <text:p>11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19" office:value-type="float">
            <text:p>9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9" office:value-type="float">
            <text:p>1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54" office:value-type="float">
            <text:p>2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57" office:value-type="float">
            <text:p>30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1" office:value-type="float">
            <text:p>2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8" office:value-type="float">
            <text:p>1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36" office:value-type="float">
            <text:p>11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25" office:value-type="float">
            <text:p>8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77" office:value-type="float">
            <text:p>6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57" office:value-type="float">
            <text:p>4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6" office:value-type="float">
            <text:p>15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43" office:value-type="float">
            <text:p>33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7" office:value-type="float">
            <text:p>1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5" office:value-type="float">
            <text:p>25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67" office:value-type="float">
            <text:p>6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65" office:value-type="float">
            <text:p>4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6" office:value-type="float">
            <text:p>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67" office:value-type="float">
            <text:p>4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22" office:value-type="float">
            <text:p>42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4" office:value-type="float">
            <text:p>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1" office:value-type="float">
            <text:p>34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4" office:value-type="float">
            <text:p>7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3" office:value-type="float">
            <text:p>1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1" office:value-type="float">
            <text:p>1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" office:value-type="float">
            <text:p>9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0" office:value-type="float">
            <text:p>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45" office:value-type="float">
            <text:p>94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674" office:value-type="float">
            <text:p>75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62" office:value-type="float">
            <text:p>2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02" office:value-type="float">
            <text:p>15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50" office:value-type="float">
            <text:p>11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03" office:value-type="float">
            <text:p>63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7" office:value-type="float">
            <text:p>2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0" office:value-type="float">
            <text:p>2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60" office:value-type="float">
            <text:p>55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2" office:value-type="float">
            <text:p>1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0" office:value-type="float">
            <text:p>3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3" office:value-type="float">
            <text:p>1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2" office:value-type="float">
            <text:p>15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42" office:value-type="float">
            <text:p>5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5" office:value-type="float">
            <text:p>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" office:value-type="float">
            <text:p>3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1" office:value-type="float">
            <text:p>1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7" office:value-type="float">
            <text:p>50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78" office:value-type="float">
            <text:p>7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94" office:value-type="float">
            <text:p>8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5" office:value-type="float">
            <text:p>1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2" office:value-type="float">
            <text:p>1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20" office:value-type="float">
            <text:p>12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26" office:value-type="float">
            <text:p>4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69" office:value-type="float">
            <text:p>7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2" office:value-type="float">
            <text:p>1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39" office:value-type="float">
            <text:p>9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64" office:value-type="float">
            <text:p>32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83" office:value-type="float">
            <text:p>16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03" office:value-type="float">
            <text:p>9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9" office:value-type="float">
            <text:p>26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63" office:value-type="float">
            <text:p>95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6" office:value-type="float">
            <text:p>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2" office:value-type="float">
            <text:p>3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7" office:value-type="float">
            <text:p>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95" office:value-type="float">
            <text:p>11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779" office:value-type="float">
            <text:p>20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1" office:value-type="float">
            <text:p>2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4" office:value-type="float">
            <text:p>25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0" office:value-type="float">
            <text:p>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2" office:value-type="float">
            <text:p>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99" office:value-type="float">
            <text:p>3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58" office:value-type="float">
            <text:p>46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6" office:value-type="float">
            <text:p>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3" office:value-type="float">
            <text:p>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89" office:value-type="float">
            <text:p>41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26" office:value-type="float">
            <text:p>2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6" office:value-type="float">
            <text:p>32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8" office:value-type="float">
            <text:p>1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2" office:value-type="float">
            <text:p>9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67" office:value-type="float">
            <text:p>1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97" office:value-type="float">
            <text:p>7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7" office:value-type="float">
            <text:p>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0" office:value-type="float">
            <text:p>8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9" office:value-type="float">
            <text:p>4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51" office:value-type="float">
            <text:p>13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2" office:value-type="float">
            <text:p>1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72" office:value-type="float">
            <text:p>81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5" office:value-type="float">
            <text:p>21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81" office:value-type="float">
            <text:p>10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8" office:value-type="float">
            <text:p>46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7" office:value-type="float">
            <text:p>3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07" office:value-type="float">
            <text:p>8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35" office:value-type="float">
            <text:p>18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7" office:value-type="float">
            <text:p>1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012" office:value-type="float">
            <text:p>260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14" office:value-type="float">
            <text:p>79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50" office:value-type="float">
            <text:p>27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48" office:value-type="float">
            <text:p>215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9" office:value-type="float">
            <text:p>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84" office:value-type="float">
            <text:p>4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57" office:value-type="float">
            <text:p>2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0" office:value-type="float">
            <text:p>6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07" office:value-type="float">
            <text:p>26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56" office:value-type="float">
            <text:p>2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54" office:value-type="float">
            <text:p>6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76" office:value-type="float">
            <text:p>185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38" office:value-type="float">
            <text:p>25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68" office:value-type="float">
            <text:p>238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6" office:value-type="float">
            <text:p>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32" office:value-type="float">
            <text:p>9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0" office:value-type="float">
            <text:p>12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092" office:value-type="float">
            <text:p>340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33" office:value-type="float">
            <text:p>5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5" office:value-type="float">
            <text:p>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6" office:value-type="float">
            <text:p>2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08" office:value-type="float">
            <text:p>1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67" office:value-type="float">
            <text:p>3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42" office:value-type="float">
            <text:p>46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41" office:value-type="float">
            <text:p>66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2" office:value-type="float">
            <text:p>8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35" office:value-type="float">
            <text:p>40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2" office:value-type="float">
            <text:p>2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0" office:value-type="float">
            <text:p>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9" office:value-type="float">
            <text:p>18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48" office:value-type="float">
            <text:p>3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877" office:value-type="float">
            <text:p>418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0" office:value-type="float">
            <text:p>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46" office:value-type="float">
            <text:p>8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91" office:value-type="float">
            <text:p>2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3" office:value-type="float">
            <text:p>6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09" office:value-type="float">
            <text:p>28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4" office:value-type="float">
            <text:p>7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" office:value-type="float">
            <text:p>6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8" office:value-type="float">
            <text:p>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0" office:value-type="float">
            <text:p>12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8" office:value-type="float">
            <text:p>1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84" office:value-type="float">
            <text:p>55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67" office:value-type="float">
            <text:p>6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20" office:value-type="float">
            <text:p>3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7" office:value-type="float">
            <text:p>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90" office:value-type="float">
            <text:p>10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0" office:value-type="float">
            <text:p>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9" office:value-type="float">
            <text:p>1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775" office:value-type="float">
            <text:p>20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8" office:value-type="float">
            <text:p>37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18" office:value-type="float">
            <text:p>13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5" office:value-type="float">
            <text:p>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342" office:value-type="float">
            <text:p>19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66" office:value-type="float">
            <text:p>6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07" office:value-type="float">
            <text:p>6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08" office:value-type="float">
            <text:p>1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10" office:value-type="float">
            <text:p>13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68" office:value-type="float">
            <text:p>3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99" office:value-type="float">
            <text:p>16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8" office:value-type="float">
            <text:p>1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01" office:value-type="float">
            <text:p>53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2" office:value-type="float">
            <text:p>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7" office:value-type="float">
            <text:p>9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70" office:value-type="float">
            <text:p>6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5" office:value-type="float">
            <text:p>2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66" office:value-type="float">
            <text:p>6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3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2" office:value-type="float">
            <text:p>57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2" office:value-type="float">
            <text:p>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2" office:value-type="float">
            <text:p>21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84" office:value-type="float">
            <text:p>3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4" office:value-type="float">
            <text:p>42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0" office:value-type="float">
            <text:p>2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47" office:value-type="float">
            <text:p>15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48" office:value-type="float">
            <text:p>2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57" office:value-type="float">
            <text:p>57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58" office:value-type="float">
            <text:p>8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1" office:value-type="float">
            <text:p>1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81" office:value-type="float">
            <text:p>111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" office:value-type="float">
            <text:p>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65" office:value-type="float">
            <text:p>12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767" office:value-type="float">
            <text:p>76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67" office:value-type="float">
            <text:p>7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0" office:value-type="float">
            <text:p>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3" office:value-type="float">
            <text:p>5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75" office:value-type="float">
            <text:p>50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31" office:value-type="float">
            <text:p>12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68" office:value-type="float">
            <text:p>3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51" office:value-type="float">
            <text:p>38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1" office:value-type="float">
            <text:p>99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43" office:value-type="float">
            <text:p>25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5" office:value-type="float">
            <text:p>1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6" office:value-type="float">
            <text:p>1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09" office:value-type="float">
            <text:p>4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05" office:value-type="float">
            <text:p>2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0" office:value-type="float">
            <text:p>1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6" office:value-type="float">
            <text:p>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81" office:value-type="float">
            <text:p>2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9082" office:value-type="float">
            <text:p>139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41" office:value-type="float">
            <text:p>5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7" office:value-type="float">
            <text:p>1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51" office:value-type="float">
            <text:p>2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45" office:value-type="float">
            <text:p>12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8" office:value-type="float">
            <text:p>5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1" office:value-type="float">
            <text:p>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378" office:value-type="float">
            <text:p>123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89" office:value-type="float">
            <text:p>15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4" office:value-type="float">
            <text:p>1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44" office:value-type="float">
            <text:p>100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10" office:value-type="float">
            <text:p>137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47" office:value-type="float">
            <text:p>33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675" office:value-type="float">
            <text:p>31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66" office:value-type="float">
            <text:p>136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82" office:value-type="float">
            <text:p>20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34" office:value-type="float">
            <text:p>5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3" office:value-type="float">
            <text:p>31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1" office:value-type="float">
            <text:p>37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01" office:value-type="float">
            <text:p>40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06" office:value-type="float">
            <text:p>81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7" office:value-type="float">
            <text:p>1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41" office:value-type="float">
            <text:p>8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" office:value-type="float">
            <text:p>4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80" office:value-type="float">
            <text:p>6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47" office:value-type="float">
            <text:p>205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" office:value-type="float">
            <text:p>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2" office:value-type="float">
            <text:p>9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51" office:value-type="float">
            <text:p>3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84" office:value-type="float">
            <text:p>26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04" office:value-type="float">
            <text:p>22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35" office:value-type="float">
            <text:p>3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88" office:value-type="float">
            <text:p>10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71" office:value-type="float">
            <text:p>10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39" office:value-type="float">
            <text:p>38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31" office:value-type="float">
            <text:p>7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71" office:value-type="float">
            <text:p>11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5" office:value-type="float">
            <text:p>1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43" office:value-type="float">
            <text:p>5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48" office:value-type="float">
            <text:p>120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09" office:value-type="float">
            <text:p>1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74" office:value-type="float">
            <text:p>9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28" office:value-type="float">
            <text:p>135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19" office:value-type="float">
            <text:p>4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6" office:value-type="float">
            <text:p>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14" office:value-type="float">
            <text:p>20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2" office:value-type="float">
            <text:p>11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7" office:value-type="float">
            <text:p>1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1" office:value-type="float">
            <text:p>22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55" office:value-type="float">
            <text:p>33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1" office:value-type="float">
            <text:p>1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67" office:value-type="float">
            <text:p>14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21" office:value-type="float">
            <text:p>60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48" office:value-type="float">
            <text:p>17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13" office:value-type="float">
            <text:p>8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99" office:value-type="float">
            <text:p>28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70" office:value-type="float">
            <text:p>58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22" office:value-type="float">
            <text:p>26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5" office:value-type="float">
            <text:p>9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88" office:value-type="float">
            <text:p>31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97" office:value-type="float">
            <text:p>30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31" office:value-type="float">
            <text:p>2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9" office:value-type="float">
            <text:p>2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9" office:value-type="float">
            <text:p>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31" office:value-type="float">
            <text:p>10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7" office:value-type="float">
            <text:p>8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7" office:value-type="float">
            <text:p>21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54" office:value-type="float">
            <text:p>90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61" office:value-type="float">
            <text:p>35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20" office:value-type="float">
            <text:p>4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34" office:value-type="float">
            <text:p>8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6" office:value-type="float">
            <text:p>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02" office:value-type="float">
            <text:p>3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20" office:value-type="float">
            <text:p>20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74" office:value-type="float">
            <text:p>30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3" office:value-type="float">
            <text:p>16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1" office:value-type="float">
            <text:p>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2" office:value-type="float">
            <text:p>1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36" office:value-type="float">
            <text:p>23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03" office:value-type="float">
            <text:p>9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2" office:value-type="float">
            <text:p>2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26" office:value-type="float">
            <text:p>13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5" office:value-type="float">
            <text:p>14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06" office:value-type="float">
            <text:p>3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06" office:value-type="float">
            <text:p>40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09" office:value-type="float">
            <text:p>10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50" office:value-type="float">
            <text:p>5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69" office:value-type="float">
            <text:p>20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79" office:value-type="float">
            <text:p>5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18" office:value-type="float">
            <text:p>72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2" office:value-type="float">
            <text:p>18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32" office:value-type="float">
            <text:p>4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2" office:value-type="float">
            <text:p>1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07" office:value-type="float">
            <text:p>3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26" office:value-type="float">
            <text:p>5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60" office:value-type="float">
            <text:p>3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80" office:value-type="float">
            <text:p>30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78" office:value-type="float">
            <text:p>3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5" office:value-type="float">
            <text:p>1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11" office:value-type="float">
            <text:p>83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1" office:value-type="float">
            <text:p>24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2" office:value-type="float">
            <text:p>2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7" office:value-type="float">
            <text:p>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718" office:value-type="float">
            <text:p>297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41" office:value-type="float">
            <text:p>52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6" office:value-type="float">
            <text:p>1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18" office:value-type="float">
            <text:p>2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38" office:value-type="float">
            <text:p>4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6" office:value-type="float">
            <text:p>37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2" office:value-type="float">
            <text:p>20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83" office:value-type="float">
            <text:p>119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8" office:value-type="float">
            <text:p>13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7" office:value-type="float">
            <text:p>2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52" office:value-type="float">
            <text:p>1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56" office:value-type="float">
            <text:p>4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05" office:value-type="float">
            <text:p>3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35" office:value-type="float">
            <text:p>143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7" office:value-type="float">
            <text:p>12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0" office:value-type="float">
            <text:p>6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58" office:value-type="float">
            <text:p>2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4" office:value-type="float">
            <text:p>1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32" office:value-type="float">
            <text:p>16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565" office:value-type="float">
            <text:p>39565</text:p>
          </table:table-cell>
          <table:table-cell table:number-columns-repeated="1021"/>
        </table:table-row>
        <table:table-row table:style-name="ro2">
          <table:table-cell ns41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5:27.009103000</dc:date>
    <meta:editing-cycles>3</meta:editing-cycles>
    <meta:editing-duration>PT9M51S</meta:editing-duration>
    <meta:document-statistic meta:object-count="0" meta:cell-count="6392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